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automatic-styles>
    <style:style style:name="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style style:name="P3" style:family="paragraph" style:parent-style-name="Základný_20_text_20__28_2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4" style:family="paragraph" style:parent-style-name="Základný_20_text_20__28_3_29_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5" style:family="paragraph" style:parent-style-name="Základný_20_text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6" style:family="paragraph" style:parent-style-name="Iné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7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P8" style:family="paragraph" style:parent-style-name="Základný_20_text" style:master-page-name="">
      <style:paragraph-properties fo:margin-left="0.635cm" fo:margin-right="0cm" fo:line-height="150%" fo:text-align="start" style:justify-single-word="false" fo:text-indent="-0.635cm" style:auto-text-indent="false" style:page-number="auto"/>
    </style:style>
    <style:style style:name="P9" style:family="paragraph" style:parent-style-name="Záhlavie_20__23_1" style:master-page-name="PageStyle0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0" style:family="paragraph" style:parent-style-name="Záhlavie_20__23_5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1" style:family="paragraph" style:parent-style-name="Záhlavie_20__23_4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2" style:family="paragraph" style:parent-style-name="Záhlavie_20__23_3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3" style:family="paragraph" style:parent-style-name="Záhlavie_20__23_3">
      <style:paragraph-properties fo:margin-left="0cm" fo:margin-right="0cm" fo:line-height="150%" fo:text-align="start" style:justify-single-word="false" fo:text-indent="0cm" style:auto-text-indent="false"/>
    </style:style>
    <style:style style:name="P14" style:family="paragraph" style:parent-style-name="Záhlavie_20__23_6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5" style:family="paragraph" style:parent-style-name="Záhlavie_20__23_2" style:master-page-name="">
      <style:paragraph-properties fo:margin-left="0cm" fo:margin-right="0cm" fo:line-height="150%" fo:text-align="start" style:justify-single-word="false" fo:text-indent="0cm" style:auto-text-indent="false" style:page-number="auto"/>
    </style:style>
    <style:style style:name="P16" style:family="paragraph" style:parent-style-name="Záhlavie_20__23_2" style:list-style-name="">
      <style:paragraph-properties fo:margin-left="0cm" fo:margin-right="0cm" fo:line-height="150%" fo:text-align="start" style:justify-single-word="false" fo:text-indent="0cm" style:auto-text-indent="false"/>
    </style:style>
    <style:style style:name="P17" style:family="paragraph" style:parent-style-name="Základný_20_text">
      <style:paragraph-properties fo:margin-left="0cm" fo:margin-right="0cm" fo:line-height="150%" fo:text-align="start" style:justify-single-word="false" fo:text-indent="0.635cm" style:auto-text-indent="false"/>
    </style:style>
    <style:style style:name="P18" style:family="paragraph" style:parent-style-name="Základný_20_text" style:master-page-name="">
      <style:paragraph-properties fo:margin-left="0cm" fo:margin-right="0cm" fo:line-height="150%" fo:text-align="start" style:justify-single-word="false" fo:text-indent="0.635cm" style:auto-text-indent="false" style:page-number="auto"/>
    </style:style>
    <style:style style:name="T1" style:family="text">
      <style:text-properties fo:color="#000000" style:text-position="-25% 58%" style:font-name="Arial" fo:font-size="14pt" fo:background-color="#80ffff" loext:char-shading-value="0" style:font-size-asian="14pt" style:font-size-complex="14pt"/>
    </style:style>
    <style:style style:name="T2" style:family="text">
      <style:text-properties fo:color="#000000" style:font-name="Arial" fo:font-size="14pt" fo:background-color="#80ffff" loext:char-shading-value="0" style:font-size-asian="14pt" style:font-size-complex="14pt"/>
    </style:style>
    <style:style style:name="T3" style:family="text">
      <style:text-properties fo:color="#000000" style:font-name="Arial" fo:font-size="14pt" officeooo:rsid="001eb88c" fo:background-color="#80ffff" loext:char-shading-value="0" style:font-size-asian="14pt" style:font-size-complex="14pt"/>
    </style:style>
    <style:style style:name="T4" style:family="text">
      <style:text-properties fo:color="#000000" style:font-name="Arial" fo:font-size="14pt" officeooo:rsid="002161fd" fo:background-color="#80ffff" loext:char-shading-value="0" style:font-size-asian="14pt" style:font-size-complex="14pt"/>
    </style:style>
    <style:style style:name="T5" style:family="text">
      <style:text-properties fo:color="#000000" style:font-name="Arial" fo:font-size="14pt" officeooo:rsid="0022f57d" fo:background-color="#80ffff" loext:char-shading-value="0" style:font-size-asian="14pt" style:font-size-complex="14pt"/>
    </style:style>
    <style:style style:name="T6" style:family="text">
      <style:text-properties style:font-name="Arial" fo:font-size="14pt" style:font-size-asian="14pt" style:font-size-complex="14pt"/>
    </style:style>
    <style:style style:name="T7" style:family="text">
      <style:text-properties style:font-name="Arial" fo:font-size="14pt" officeooo:rsid="001eb88c" style:font-size-asian="14pt" style:font-size-complex="14pt"/>
    </style:style>
    <style:style style:name="T8" style:family="text">
      <style:text-properties style:font-name="Arial" fo:font-size="14pt" officeooo:rsid="002161fd" style:font-size-asian="14pt" style:font-size-complex="14pt"/>
    </style:style>
    <style:style style:name="T9" style:family="text">
      <style:text-properties style:font-name="Arial" fo:font-size="14pt" officeooo:rsid="0022f57d" style:font-size-asian="14pt" style:font-size-complex="14pt"/>
    </style:style>
    <style:style style:name="T10" style:family="text">
      <style:text-properties style:font-name="Arial" fo:font-size="14pt" fo:background-color="#80ffff" loext:char-shading-value="0" style:font-size-asian="14pt" style:font-size-complex="14pt"/>
    </style:style>
    <style:style style:name="Sect1" style:family="section">
      <style:section-properties fo:margin-left="0.635cm" fo:margin-right="1.871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0">
        <text:h text:style-name="P9" text:outline-level="1"><text:bookmark-start text:name="bookmark0"/><text:span text:style-name="CharStyle4"><text:span text:style-name="T6">Doviedol somára miesto kravy.</text:span></text:span><text:bookmark-end text:name="bookmark0"/></text:h>
        <text:h text:style-name="P10" text:outline-level="5"><text:bookmark-start text:name="bookmark2"/><text:span text:style-name="CharStyle6"><text:span text:style-name="T6">Dve rozprávky zo života.</text:span></text:span><text:bookmark-end text:name="bookmark2"/></text:h>
        <text:p text:style-name="P3"><text:span text:style-name="CharStyle8"><text:span text:style-name="T6"/></text:span></text:p>
        <text:h text:style-name="P11" text:outline-level="4"><text:bookmark-start text:name="bookmark4"/><text:span text:style-name="CharStyle10"><text:span text:style-name="T6">Somolický</text:span></text:span><text:bookmark-end text:name="bookmark4"/></text:h>
        <text:p text:style-name="P3"><text:span text:style-name="CharStyle8"><text:span text:style-name="T6">Druhé vydanie.</text:span></text:span></text:p>
        <text:p text:style-name="P4"><text:span text:style-name="CharStyle8"><text:span text:style-name="T6"/></text:span></text:p>
        <text:h text:style-name="P12" text:outline-level="3"><text:bookmark-start text:name="bookmark6"/><text:span text:style-name="CharStyle14"><text:span text:style-name="T6">Striga.</text:span></text:span><text:bookmark-end text:name="bookmark6"/></text:h>
        <text:h text:style-name="P13" text:outline-level="3"><text:span text:style-name="CharStyle14"><text:span text:style-name="T6"/></text:span></text:h>
        <text:p text:style-name="P7"><text:span text:style-name="CharStyle16"><text:span text:style-name="T6">Tie časy už dávno uletely, keď ešte ve­rili ľudia, že sú na svete strigy a že vedia porobi</text:span></text:span><text:span text:style-name="CharStyle16"><text:span text:style-name="T7">ť</text:span></text:span><text:span text:style-name="CharStyle16"><text:span text:style-name="T6">. Dnes ti už nikto neuverí, že je tá alebo tá stará žena čarodejnica. Mohla by </text:span></text:span><text:span text:style-name="CharStyle16"><text:span text:style-name="T7">ť</text:span></text:span><text:span text:style-name="CharStyle16"><text:span text:style-name="T6">a urieka</text:span></text:span><text:span text:style-name="CharStyle16"><text:span text:style-name="T7">ť</text:span></text:span><text:span text:style-name="CharStyle16"><text:span text:style-name="T6">, mohla by ti dať ho</text:span></text:span><text:span text:style-name="CharStyle16"><text:span text:style-name="T2">ci</text:span></text:span><text:span text:style-name="CharStyle16"><text:span text:style-name="T6"> o</text:span></text:span><text:span text:style-name="CharStyle16"><text:span text:style-name="T2">dv</text:span></text:span><text:span text:style-name="CharStyle16"><text:span text:style-name="T6">arok mačieho chvost</text:span></text:span><text:span text:style-name="CharStyle16"><text:span text:style-name="T3">i</text:span></text:span><text:span text:style-name="CharStyle16"><text:span text:style-name="T6">ka s mliekom od čiernej kravy, ty jej už neveríš. Povieš: čary — nepodary a zasmeješ sa, lebo vieš, že niet stríg, ani takých nápojov, ktoré mohly by ťa zkazi</text:span></text:span><text:span text:style-name="CharStyle16"><text:span text:style-name="T3">ť</text:span></text:span><text:span text:style-name="CharStyle16"><text:span text:style-name="T6">.</text:span></text:span></text:p>
        <text:p text:style-name="P7"><text:span text:style-name="CharStyle16"><text:span text:style-name="T6">A predsa sú také stridžie odv</text:span></text:span><text:span text:style-name="CharStyle16"><text:span text:style-name="T3">a</text:span></text:span><text:span text:style-name="CharStyle16"><text:span text:style-name="T6">rky, ktoré ťa môžu otráviť, ba môžu zkazi</text:span></text:span><text:span text:style-name="CharStyle16"><text:span text:style-name="T2">ť</text:span></text:span><text:span text:style-name="CharStyle16"><text:span text:style-name="T6">, na vnivoč priviesť celú tvoju rodinu. — „Teda žijú ešte strigy, čo majú usmrcujúce nápoj</text:span></text:span><text:span text:style-name="CharStyle16"><text:span text:style-name="T2">e</text:span></text:span><text:span text:style-name="CharStyle16"><text:span text:style-name="T6">?</text:span></text:span><text:span text:style-name="CharStyle16"><text:span text:style-name="T2">“</text:span></text:span><text:span text:style-name="CharStyle16"><text:span text:style-name="T6"> pýtaš sa.</text:span></text:span></text:p>
        <text:p text:style-name="P7"><text:span text:style-name="CharStyle16"><text:span text:style-name="T6">Oj, áno. I dnes ešte žijú strigy, len že majú iné mená; terajšie strigy volajú sa: krčmy. A čože robia? Nespytuj sa, dobre vieš, že </text:span></text:span><text:span text:style-name="CharStyle16"><text:span text:style-name="T3">í</text:span></text:span><text:span text:style-name="CharStyle16"><text:span text:style-name="T6">ch nápoj, ktorý hubí svet, vo</text:span></text:span><text:span text:style-name="CharStyle16"><text:span text:style-name="T2">lá </text:span></text:span><text:span text:style-name="CharStyle16"><text:span text:style-name="T6">sa pálenkou.</text:span></text:span></text:p>
        <text:p text:style-name="P7"><text:span text:style-name="CharStyle16"><text:span text:style-name="T6">Ak sa nechrániš týchto ježibáb, krčiem, veľmi ľahko navykneš na ten odvarok z čer­tovských kopýt a si ztratený</text:span></text:span><text:span text:style-name="CharStyle16"><text:span text:style-name="T2">.</text:span></text:span></text:p>
        <text:p text:style-name="P7"><text:span text:style-name="CharStyle16"><text:span text:style-name="T6">Dokážem ti to. Videl som to na vlastn</text:span></text:span><text:span text:style-name="CharStyle16"><text:span text:style-name="T2">é </text:span></text:span><text:span text:style-name="CharStyle16"><text:span text:style-name="T6">oč</text:span></text:span><text:span text:style-name="CharStyle16"><text:span text:style-name="T2">i</text:span></text:span><text:span text:style-name="CharStyle16"><text:span text:style-name="T6"> v jednej dedine. Len to mi odpus</text:span></text:span><text:span text:style-name="CharStyle16"><text:span text:style-name="T8">ť</text:span></text:span><text:span text:style-name="CharStyle16"><text:span text:style-name="T6">, že pri tejto smutnej hist</text:span></text:span><text:span text:style-name="CharStyle16"><text:span text:style-name="T4">o</text:span></text:span><text:span text:style-name="CharStyle16"><text:span text:style-name="T6">rii nevyzradím ti opravdivé mená tých, o ktorých budem rozprávať.</text:span></text:span></text:p>
        <text:p text:style-name="P7"><text:span text:style-name="CharStyle16"><text:span text:style-name="T6">Jozef Brdár a Ondrej Sytár boli najlepší a najporiadnejší gazdovia v dedine. Svet im závidel a kdeby aj nie, </text:span></text:span><text:span text:style-name="CharStyle16"><text:span text:style-name="T2">v</text:span></text:span><text:span text:style-name="CharStyle16"><text:span text:style-name="T6">e</text:span></text:span><text:span text:style-name="CharStyle16"><text:span text:style-name="T8">ď</text:span></text:span><text:span text:style-name="CharStyle16"><text:span text:style-name="T6"> mali vždy najlepšiu úrodu a najkrajší statok na v</text:span></text:span><text:span text:style-name="CharStyle16"><text:span text:style-name="T4">i</text:span></text:span><text:span text:style-name="CharStyle16"><text:span text:style-name="T6">dieku. Pravda, ani nevysedávali v krčme, ako mnohí iní, ale ke</text:span></text:span><text:span text:style-name="CharStyle16"><text:span text:style-name="T8">ď</text:span></text:span><text:span text:style-name="CharStyle16"><text:span text:style-name="T6"> mali svobodný čas, čítavali noviny alebo knižky. T</text:span></text:span><text:span text:style-name="CharStyle16"><text:span text:style-name="T2">í</text:span></text:span><text:span text:style-name="CharStyle16"><text:span text:style-name="T6">, čo tŕžili v krčme, vysmievali ich, že sú pecúchovia, že si nedoprajú ani toho obveselenia v nevo</text:span></text:span><text:span text:style-name="CharStyle16"><text:span text:style-name="T2">ň</text:span></text:span><text:span text:style-name="CharStyle16"><text:span text:style-name="T6">avej Icíkovej krčme, ale Jozef a Ondrej vysmievali tiež logajov, čo mozo</text:span></text:span><text:span text:style-name="CharStyle16"><text:span text:style-name="T4">ľ</text:span></text:span><text:span text:style-name="CharStyle16"><text:span text:style-name="T6">ujú a prepíja</text:span></text:span><text:span text:style-name="CharStyle16"><text:span text:style-name="T2">jú</text:span></text:span><text:span text:style-name="CharStyle16"><text:span text:style-name="T6"> ovocie svojej práce.</text:span></text:span></text:p>
        <text:p text:style-name="P7"><text:span text:style-name="CharStyle16"><text:span text:style-name="T6">Brdár mal syna a Sytár jedinú dcéru</text:span></text:span><text:span text:style-name="CharStyle16"><text:span text:style-name="T2">. </text:span></text:span><text:span text:style-name="CharStyle16"><text:span text:style-name="T6">Pán Boh nepožehnal im viac detí. Oba vychovávali v bázni Božej svojich jedináčkov. Pravda, ako to rodičia často nerozumne</text:span></text:span><text:span text:style-name="CharStyle16"><text:span text:style-name="T2"> </text:span></text:span><text:span text:style-name="CharStyle16"><text:span text:style-name="T6">robia, trošku i maznali svoje deti, ale to nebolo by ešte tak škodilo, keby </text:span></text:span><text:soft-page-break/><text:span text:style-name="CharStyle16"><text:span text:style-name="T6">u Brdára nebolo sa stalo </text:span></text:span><text:span text:style-name="CharStyle16"><text:span text:style-name="T2">„</text:span></text:span><text:span text:style-name="CharStyle16"><text:span text:style-name="T6">keby</text:span></text:span><text:span text:style-name="CharStyle16"><text:span text:style-name="T2">.“</text:span></text:span></text:p>
        <text:p text:style-name="P7"><text:span text:style-name="CharStyle16"><text:span text:style-name="T6">Jozef Brdár bol raz na trhu a vracajúc sa, vzal na voz krčmára Icíka. Krčmári, ako viete, majú sladký jazyk. Ktože by im inak tú nešťastnú pálenku píjal</text:span></text:span><text:span text:style-name="CharStyle16"><text:span text:style-name="T2">?</text:span></text:span><text:span text:style-name="CharStyle16"><text:span text:style-name="T6"> Icík za láskavosť zavolal Brdára na rozóliš. „Ved je už večer, pán Brdár, čože zameškajú</text:span></text:span><text:span text:style-name="CharStyle16"><text:span text:style-name="T2">?“ </text:span></text:span><text:span text:style-name="CharStyle16"><text:span text:style-name="T6">Brdár sa z počiatku vyhováral, ale ko­nečne odopäl koňom pobočky a vošiel do krčmy. (Brdár býval na hornom konci de­diny, preto nechcelo sa mu kone domov zaviesť; ale ani žena nebola by ho už po­tom pustila.)</text:span></text:span></text:p>
        <text:p text:style-name="P7"><text:span text:style-name="CharStyle16"><text:span text:style-name="T6">Rozóliš bol sladký, tiekol dolu hrdlom ani po masle. Icík vychvaľoval Brdára, nalieval, pochleboval mu a rozóliš bol tým sladší</text:span></text:span><text:span text:style-name="CharStyle16"><text:span text:style-name="T2">.</text:span></text:span><text:span text:style-name="CharStyle16"><text:span text:style-name="T6"> Ke</text:span></text:span><text:span text:style-name="CharStyle16"><text:span text:style-name="T8">ď</text:span></text:span><text:span text:style-name="CharStyle16"><text:span text:style-name="T6"> mu už začala hlava hore</text:span></text:span><text:span text:style-name="CharStyle16"><text:span text:style-name="T2">ť</text:span></text:span><text:span text:style-name="CharStyle16"><text:span text:style-name="T6"> a zbadal, že podpit</text:span></text:span><text:span text:style-name="CharStyle16"><text:span text:style-name="T2">í</text:span></text:span><text:span text:style-name="CharStyle16"><text:span text:style-name="T6"> občania potute</text:span></text:span><text:span text:style-name="CharStyle16"><text:span text:style-name="T2">ľ</text:span></text:span><text:span text:style-name="CharStyle16"><text:span text:style-name="T6">ne sa usmievajú, sobral sa domov. Ale pred krčmou koní ne­bolo. Mysliac, že kone našly si cestu domov, išiel spokojný za nimi. Ale koní ani doma nebolo. Zobudil paholka a šli hľadať kone</text:span></text:span><text:span text:style-name="CharStyle16"><text:span text:style-name="T2">.</text:span></text:span><text:span text:style-name="CharStyle16"><text:span text:style-name="T6"> Dlho hľadali, kričali, až ich našli v úpuste i s dolámaným vozom. Voz ako voz, ale tie krásne kone boly — zatopené.</text:span></text:span></text:p>
        <text:p text:style-name="P7"><text:span text:style-name="CharStyle16"><text:span text:style-name="T6">Z toho povstal u Brdá</text:span></text:span><text:span text:style-name="CharStyle16"><text:span text:style-name="T2">r</text:span></text:span><text:span text:style-name="CharStyle16"><text:span text:style-name="T6">a prvý hriech</text:span></text:span><text:span text:style-name="CharStyle16"><text:span text:style-name="T2">, </text:span></text:span><text:span text:style-name="CharStyle16"><text:span text:style-name="T6">Brdárka dozvedela sa, že kone u</text:span></text:span><text:span text:style-name="CharStyle16"><text:span text:style-name="T2">š</text:span></text:span><text:span text:style-name="CharStyle16"><text:span text:style-name="T6">ly, kým gazda pil. Hromžila, plakala, že len tak hučalo. Brdár</text:span></text:span><text:span text:style-name="CharStyle16"><text:span text:style-name="T2">ov</text:span></text:span><text:span text:style-name="CharStyle16"><text:span text:style-name="T6">i bolo tiež všeliako okolo srdca za krásnymi koňmi, ktoré stály otcu</text:span></text:span><text:span text:style-name="CharStyle16"><text:span text:style-name="T2">-</text:span></text:span><text:span text:style-name="CharStyle16"><text:span text:style-name="T6">materi štyristo zlatých, ale sa premáhal.</text:span></text:span></text:p>
        <text:p text:style-name="P7"><text:span text:style-name="CharStyle16"><text:span text:style-name="T6">Zrazu stretol sa s Icíkom na dedine a ponosoval sa mu, čo sa mu stalo pre ten nešťastný rozóliš.</text:span></text:span></text:p>
        <text:p text:style-name="P7"><text:span text:style-name="CharStyle16"><text:span text:style-name="T2">„</text:span></text:span><text:span text:style-name="CharStyle16"><text:span text:style-name="T6">Susedko, nerobte si z toho nič a ženský jazyk nepočúvajte. Dám vám dobrú radu.</text:span></text:span><text:span text:style-name="CharStyle16"><text:span text:style-name="T2"> </text:span></text:span><text:span text:style-name="CharStyle16"><text:span text:style-name="T6">Po</text:span></text:span><text:span text:style-name="CharStyle16"><text:span text:style-name="T8">ď</text:span></text:span><text:span text:style-name="CharStyle16"><text:span text:style-name="T6">te počastujem vás. Ke</text:span></text:span><text:span text:style-name="CharStyle16"><text:span text:style-name="T2">ď</text:span></text:span><text:span text:style-name="CharStyle16"><text:span text:style-name="T6"> prídete domov, budete veselý. Ak žena bude krik robi</text:span></text:span><text:span text:style-name="CharStyle16"><text:span text:style-name="T8">ť</text:span></text:span><text:span text:style-name="CharStyle16"><text:span text:style-name="T6">, nahneváte sa, spravíte krik, zlomíte stoličku a budete ma</text:span></text:span><text:span text:style-name="CharStyle16"><text:span text:style-name="T8">ť</text:span></text:span><text:span text:style-name="CharStyle16"><text:span text:style-name="T6"> od ženy svätý pokoj. A kone boly i budú.</text:span></text:span></text:p>
        <text:p text:style-name="P7"><text:span text:style-name="CharStyle16"><text:span text:style-name="T6">Brdár zase pil rozóliš a tak sa opil, že ho Icíkov paholok musel domov zaviesť</text:span></text:span><text:span text:style-name="CharStyle16"><text:span text:style-name="T2">. </text:span></text:span><text:span text:style-name="CharStyle16"><text:span text:style-name="T6">Žena zase hromžila; Brdár, poslúchnú</text:span></text:span><text:span text:style-name="CharStyle16"><text:span text:style-name="T8">c</text:span></text:span><text:span text:style-name="CharStyle16"><text:span text:style-name="T6"> Icíka, začal rozhadzovať stolce, v kuchyni rozbil niekoľko krncov a nastalo ticho. Žena a syn ušli do komory. A ďalej? Čert vie, čo ten Icík namiešal do toho rozóliš</text:span></text:span><text:span text:style-name="CharStyle16"><text:span text:style-name="T2">u</text:span></text:span><text:span text:style-name="CharStyle16"><text:span text:style-name="T6">: od toho času Brdár deň i noc vysedával v krčme</text:span></text:span><text:span text:style-name="CharStyle16"><text:span text:style-name="T2">.</text:span></text:span><text:span text:style-name="CharStyle21"><text:span text:style-name="T10"> </text:span></text:span><text:span text:style-name="CharStyle16"><text:span text:style-name="T6">Zprvu pil rozóliš, potom pálenku, neskôr mu bol i </text:span></text:span><text:span text:style-name="CharStyle16"><text:span text:style-name="T2">š</text:span></text:span><text:span text:style-name="CharStyle16"><text:span text:style-name="T6">piritus slabý.</text:span></text:span></text:p>
        <text:h text:style-name="P14" text:outline-level="6"><text:bookmark-start text:name="bookmark8"/><text:bookmark-end text:name="bookmark8"/><text:span text:style-name="CharStyle23"><text:span text:style-name="T6"/></text:span></text:h>
        <text:p text:style-name="P7"><text:span text:style-name="CharStyle16"><text:span text:style-name="T6">Brdárovo gazdovstvo stálo už na veľmi slabých nohách, ke</text:span></text:span><text:span text:style-name="CharStyle16"><text:span text:style-name="T8">ď</text:span></text:span><text:span text:style-name="CharStyle16"><text:span text:style-name="T6"> syn Jozef odberal sa k vojsku. Otec ne</text:span></text:span><text:span text:style-name="CharStyle16"><text:span text:style-name="T2">š</text:span></text:span><text:span text:style-name="CharStyle16"><text:span text:style-name="T6">iel ani len odprevadiť syna: sedel v krčme a pil. Odprevadila ho matka a S</text:span></text:span><text:span text:style-name="CharStyle16"><text:span text:style-name="T8">y</text:span></text:span><text:span text:style-name="CharStyle16"><text:span text:style-name="T6">tárova dcéra Zuzka. Smutné to bolo lúčenie, i od matky, i od Zuzky, ktorú mal tak veľmi rá</text:span></text:span><text:span text:style-name="CharStyle16"><text:span text:style-name="T2">d</text:span></text:span><text:span text:style-name="CharStyle16"><text:span text:style-name="T6">!</text:span></text:span></text:p>
        <text:p text:style-name="P7"><text:soft-page-break/><text:span text:style-name="CharStyle16"><text:span text:style-name="T6">„Zuzka, len sa nevydaj. Tie tri roky chytro sa minú a potom sa soberieme,“ prosil Jožko svoju holubičku. Ona namiesto odpovede objala ho a plakala. Nepotreboval jej slov, rozumel, čo ten plač znamená. Vlak odletel a Jožkova matka so Zuzkou od žiaľu ani nevedely, ako sa dostaly domov.</text:span></text:span></text:p>
        <text:h text:style-name="P14" text:outline-level="6"><text:bookmark-start text:name="bookmark10"/><text:bookmark-end text:name="bookmark10"/><text:span text:style-name="CharStyle23"><text:span text:style-name="T6"/></text:span></text:h>
        <text:p text:style-name="P7"><text:span text:style-name="CharStyle16"><text:span text:style-name="T6">Minul rok, čo mladý Brdár odišiel k vojsku; </text:span></text:span><text:span text:style-name="CharStyle16"><text:span text:style-name="T8">ď</text:span></text:span><text:span text:style-name="CharStyle16"><text:span text:style-name="T6">aleko ho poslali, do Dalmácie. U Brdárov nastaly krušné časy. Gazdiná ťažko ochorela a exekútor bol u nich skoro každodenným hosťom. Brdár býval už zväčša v krčme a ke</text:span></text:span><text:span text:style-name="CharStyle16"><text:span text:style-name="T8">ď</text:span></text:span><text:span text:style-name="CharStyle16"><text:span text:style-name="T6"> prišiel neskoro v noci domov, trýznil svoju chorú ženu. Konečne dotrpela. Jeden deň ju pochovali a na druhý predali na licitácii Brdárovský majetok. Chcel ho kúpiť Icík, ale Zuzka Sytárovie do tých čias prosila otca, kým tento neodhodlal sa kúpiť ho. O niekoľko dní našli starého Brdára v jarku zatopeného. Idúcky z krčmy padol do jarku a zadusil sa vo vode, ktorá je iba po členky.</text:span></text:span></text:p>
        <text:p text:style-name="P7"><text:span text:style-name="CharStyle16"><text:span text:style-name="T6">Zuzka písala o nešťastí Jožkovi, ale ho prosila, aby nezúfal, že však gazdovstvo kúpil jej otec a to je len preňho, lebo „keď my budeme svoji, i to bude naše. So</text:span></text:span><text:span text:style-name="CharStyle16"><text:span text:style-name="T8">m</text:span></text:span><text:span text:style-name="CharStyle16"><text:span text:style-name="T6"> ti verná až do tvojej a mojej smrti. Zuzka.“</text:span></text:span></text:p>
        <text:h text:style-name="P14" text:outline-level="6"><text:bookmark-start text:name="bookmark12"/><text:bookmark-end text:name="bookmark12"/><text:span text:style-name="CharStyle23"><text:span text:style-name="T6"/></text:span></text:h>
        <text:p text:style-name="P7"><text:span text:style-name="CharStyle16"><text:span text:style-name="T6">Ale Zuzka mýlila sa veľmi. Syn najbo­hatšieho gazdu zo súsednej dediny hlásil sa do Sytárov za zaťa. Sytárovi zapáčil sa mládenec. Zuzka plakala, vyhrážala sa, že sa zmárni, ale starý Sytár nepopustil.</text:span></text:span></text:p>
        <text:p text:style-name="P7"><text:span text:style-name="CharStyle16"><text:span text:style-name="T6">„Vari za Brdára chcela by si sa vydať? To by mi ešte bolo treb</text:span></text:span><text:span text:style-name="CharStyle16"><text:span text:style-name="T2">a</text:span></text:span><text:span text:style-name="CharStyle16"><text:span text:style-name="T6">! Aký otec, taký syn. Otec bol korheľ, ani syn nebude lepší. Radšej mŕtvu nech ťa vidím, ale za toho nikdy nepôjdeš!“ vykrikoval Sytár.</text:span></text:span></text:p>
        <text:p text:style-name="P7"><text:span text:style-name="CharStyle16"><text:span text:style-name="T6">A Zuzka poddala sa otcovej vôli. </text:span></text:span><text:span text:style-name="CharStyle16"><text:span text:style-name="T4">B</text:span></text:span><text:span text:style-name="CharStyle16"><text:span text:style-name="T6">ľadá na smrť kráčala pred oltár. Šeptom povedala slovo „milujem“ a z</text:span></text:span><text:span text:style-name="CharStyle16"><text:span text:style-name="T2">a</text:span></text:span><text:span text:style-name="CharStyle16"><text:span text:style-name="T6">mdlela.</text:span></text:span></text:p>
        <text:p text:style-name="P6"><text:span text:style-name="CharStyle28"><text:span text:style-name="T2"/></text:span></text:p>
        <text:p text:style-name="P7"><text:span text:style-name="CharStyle16"><text:span text:style-name="T6">Uletelo desať rokov. V dedine premenilo sa všeličo. Začnem s Ic</text:span></text:span><text:span text:style-name="CharStyle16"><text:span text:style-name="T2">í</text:span></text:span><text:span text:style-name="CharStyle16"><text:span text:style-name="T6">kom. Tento už ne­býva v drevenej krčme, lebo zhorela. Bola vraj vysoko poistená. Súsedia, ktorí nedali si poistiť majetky, ale prepíjali posledný groš, vyhoreli tiež a sú polovičatí žobráci. Zeman Čučorinský do tých čias požičiaval si od Ic</text:span></text:span><text:span text:style-name="CharStyle16"><text:span text:style-name="T4">í</text:span></text:span><text:span text:style-name="CharStyle16"><text:span text:style-name="T6">ka, kým ho nezpredali. Zemiansku kúriu kúpil Icík a v kaštieli predáva pálenku — otravu. Stučnel a vozieva sa na koči, na ktorom prevážala sa Čučorinského rodina. Krčma je v kaštieli, ale škola vyzerá ako maštaľ. Už nemajú ani učiteľa, lebo ho nemajú odkiaľ platiť. Deti </text:span></text:span><text:soft-page-break/><text:span text:style-name="CharStyle16"><text:span text:style-name="T6">nemajú si čo obliecť, kdeby to ešte učiteľa platiť!</text:span></text:span></text:p>
        <text:p text:style-name="P7"><text:span text:style-name="CharStyle16"><text:span text:style-name="T6">Ani u Sytárov nie je veselo. Je po večeri. Stará Sytárka už odpočíva v hrobe, Sy</text:span></text:span><text:span text:style-name="CharStyle16"><text:span text:style-name="T8">t</text:span></text:span><text:span text:style-name="CharStyle16"><text:span text:style-name="T6">ár leží na posteli. Nie je starý, ale veľmi slabý. Zuzka, ešte vždy pekná, ale usužovaná, čosi vyšíva za stolom. A kde je jej muž?</text:span></text:span></text:p>
        <text:p text:style-name="P7"><text:span text:style-name="CharStyle16"><text:span text:style-name="T6">Ten už tiež odpočíva v hrobe. Sklamal sa v ňom starý Svtár. Ic</text:span></text:span><text:span text:style-name="CharStyle16"><text:span text:style-name="T4">í</text:span></text:span><text:span text:style-name="CharStyle16"><text:span text:style-name="T6">kov rozóliš zviedol ho, pomaly klesal, podpisoval zmenky a strhol do dlžôb i tes</text:span></text:span><text:span text:style-name="CharStyle16"><text:span text:style-name="T8">ťa</text:span></text:span><text:span text:style-name="CharStyle16"><text:span text:style-name="T6">. Stal sa korheľom a raz, ke</text:span></text:span><text:span text:style-name="CharStyle16"><text:span text:style-name="T8">ď</text:span></text:span><text:span text:style-name="CharStyle16"><text:span text:style-name="T6"> bola pračka v krčme, tak ne</text:span></text:span><text:span text:style-name="CharStyle16"><text:span text:style-name="T2">š</text:span></text:span><text:span text:style-name="CharStyle16"><text:span text:style-name="T4">ť</text:span></text:span><text:span text:style-name="CharStyle16"><text:span text:style-name="T6">astne padol, že sa zabil. — Hovorilo sa, že ho kamaráti ohlušili, ale kto vie? Dos</text:span></text:span><text:span text:style-name="CharStyle16"><text:span text:style-name="T8">ť</text:span></text:span><text:span text:style-name="CharStyle16"><text:span text:style-name="T2"> </text:span></text:span><text:span text:style-name="CharStyle16"><text:span text:style-name="T6">na tom, že pre to neš</text:span></text:span><text:span text:style-name="CharStyle16"><text:span text:style-name="T4">ť</text:span></text:span><text:span text:style-name="CharStyle16"><text:span text:style-name="T6">astie dvaja ženáči a dvaja mládenci v Iľave sedia.</text:span></text:span></text:p>
        <text:p text:style-name="P7"><text:span text:style-name="CharStyle16"><text:span text:style-name="T6">„Zuzka,“ prehovoril Sytár, „či si nič ne­počula o Brdárovi?“</text:span></text:span></text:p>
        <text:p text:style-name="P7"><text:span text:style-name="CharStyle16"><text:span text:style-name="T6">„Nič, ňanka,“ odpovedala Zuzka a slzy jej vypadly. Od mojej svadby ani chýru, ani slychu o ňom. Vtedy mi písal, že nikdy viac nepríde do našej dediny.“ Vzdychla si.</text:span></text:span></text:p>
        <text:p text:style-name="P7"><text:span text:style-name="CharStyle16"><text:span text:style-name="T6">„A to je moja vina. Viem, Zuzka, že si neš</text:span></text:span><text:span text:style-name="CharStyle16"><text:span text:style-name="T8">ť</text:span></text:span><text:span text:style-name="CharStyle16"><text:span text:style-name="T6">astná, ale uznaj mi, tá striga, čo tú otravu var</text:span></text:span><text:span text:style-name="CharStyle16"><text:span text:style-name="T2">í</text:span></text:span><text:span text:style-name="CharStyle16"><text:span text:style-name="T6">...“</text:span></text:span></text:p>
        <text:p text:style-name="P7"><text:span text:style-name="CharStyle16"><text:span text:style-name="T2">„</text:span></text:span><text:span text:style-name="CharStyle16"><text:span text:style-name="T6">Aká striga?“</text:span></text:span></text:p>
        <text:p text:style-name="P7"><text:span text:style-name="CharStyle16"><text:span text:style-name="T6">„Nuž krčma; bál som sa, že i jemu po­robí, ako jeho otcovi. Ale mi odpus</text:span></text:span><text:span text:style-name="CharStyle16"><text:span text:style-name="T8">ť</text:span></text:span><text:span text:style-name="CharStyle16"><text:span text:style-name="T6">, Zuzka; vieš, že ti už nebudem dlho na o</text:span></text:span><text:span text:style-name="CharStyle16"><text:span text:style-name="T2">š</text:span></text:span><text:span text:style-name="CharStyle16"><text:span text:style-name="T6">taru...“</text:span></text:span></text:p>
        <text:p text:style-name="P7"><text:span text:style-name="CharStyle16"><text:span text:style-name="T6">„Nie, ňanka, tak nehovorte,“ vstanúc a prikročiac k posteli, hovorila prosebný</text:span></text:span><text:span text:style-name="CharStyle16"><text:span text:style-name="T8">m</text:span></text:span><text:span text:style-name="CharStyle21"><text:span text:style-name="T4"> </text:span></text:span><text:span text:style-name="CharStyle16"><text:span text:style-name="T6">hlasom. „Ved čo bych si počala na svete bez vás?“</text:span></text:span></text:p>
        <text:p text:style-name="P7"><text:span text:style-name="CharStyle16"><text:span text:style-name="T6">„Boh </text:span></text:span><text:span text:style-name="CharStyle16"><text:span text:style-name="T8">ť</text:span></text:span><text:span text:style-name="CharStyle16"><text:span text:style-name="T6">a neopustí a možno...“</text:span></text:span></text:p>
        <text:p text:style-name="P7"><text:span text:style-name="CharStyle16"><text:span text:style-name="T6">„Čo chcete povedať?“</text:span></text:span></text:p>
        <text:p text:style-name="P7"><text:span text:style-name="CharStyle16"><text:span text:style-name="T2">„</text:span></text:span><text:span text:style-name="CharStyle16"><text:span text:style-name="T6">Možno, že ešte i Jožka pošle ti Pán Boh.“</text:span></text:span></text:p>
        <text:p text:style-name="P7"><text:span text:style-name="CharStyle16"><text:span text:style-name="T6">Zuzka beznádejne zaplakala. </text:span></text:span><text:span text:style-name="CharStyle16"><text:span text:style-name="T2">V</text:span></text:span><text:span text:style-name="CharStyle16"><text:span text:style-name="T6"> tom ktosi zaklopal na okno</text:span></text:span><text:span text:style-name="CharStyle16"><text:span text:style-name="T2">,</text:span></text:span><text:span text:style-name="CharStyle16"><text:span text:style-name="T6"> </text:span></text:span><text:span text:style-name="CharStyle16"><text:span text:style-name="T2">i</text:span></text:span><text:span text:style-name="CharStyle16"><text:span text:style-name="T6">šla mu otvoriť. Dnu vstúpil neznámy bradatý pán.</text:span></text:span></text:p>
        <text:p text:style-name="P7"><text:span text:style-name="CharStyle16"><text:span text:style-name="T6">„Prosím vás, </text:span></text:span><text:span text:style-name="CharStyle16"><text:span text:style-name="T2">ľ</text:span></text:span><text:span text:style-name="CharStyle16"><text:span text:style-name="T6">udia dobrí, či by ste mi nedali prenocovať? Do krčmy nechcem ísť a povedali ľudia, že vy máte viac izieb.“</text:span></text:span></text:p>
        <text:p text:style-name="P7"><text:span text:style-name="CharStyle16"><text:span text:style-name="T6">Zuzka pozrela na otca; tento pokýval hlavo</text:span></text:span><text:span text:style-name="CharStyle16"><text:span text:style-name="T2">u</text:span></text:span><text:span text:style-name="CharStyle16"><text:span text:style-name="T6">: „Prečo nie? Ve</text:span></text:span><text:span text:style-name="CharStyle16"><text:span text:style-name="T8">ď</text:span></text:span><text:span text:style-name="CharStyle16"><text:span text:style-name="T6"> je to svätá povinnosť pocestných pritúliť. A odkiaľ cestujete?“</text:span></text:span></text:p>
        <text:p text:style-name="P7"><text:span text:style-name="CharStyle16"><text:span text:style-name="T6">„Z Ameriky,“ odpovedal cudzinec.</text:span></text:span></text:p>
        <text:p text:style-name="P7"><text:span text:style-name="CharStyle16"><text:span text:style-name="T6">Zuzka sa strhla, lebo ve</text:span></text:span><text:span text:style-name="CharStyle16"><text:span text:style-name="T8">ď</text:span></text:span><text:span text:style-name="CharStyle16"><text:span text:style-name="T6"> počula, že i jej Jožko po vyslúžení vojenčiny vyvandroval do Ameriky.</text:span></text:span></text:p>
        <text:p text:style-name="P7"><text:span text:style-name="CharStyle16"><text:span text:style-name="T6">„A nevideli ste tam dakde istého Jozefa Brdára?“ spýtala sa.</text:span></text:span></text:p>
        <text:p text:style-name="P7"><text:span text:style-name="CharStyle16"><text:span text:style-name="T6">„Veru videl a dal vás i pekne pozdraviť.“</text:span></text:span></text:p>
        <text:p text:style-name="P8"><text:soft-page-break/><text:span text:style-name="CharStyle16"><text:span text:style-name="T6">Zuzka pristúpila k cudzincovi a chytila </text:span></text:span><text:span text:style-name="CharStyle16"><text:span text:style-name="T8">ho </text:span></text:span><text:span text:style-name="CharStyle16"><text:span text:style-name="T6">za ruku: „Povedzte mi, pre Boha, ako </text:span></text:span><text:span text:style-name="CharStyle16"><text:span text:style-name="T8">sa </text:span></text:span><text:span text:style-name="CharStyle16"><text:span text:style-name="T6">má, či je zdravý a či je ni</text:span></text:span><text:span text:style-name="CharStyle16"><text:span text:style-name="T2">e</text:span></text:span><text:span text:style-name="CharStyle16"><text:span text:style-name="T6">...“</text:span></text:span></text:p>
        <text:p text:style-name="P7"><text:span text:style-name="CharStyle16"><text:span text:style-name="T6">„Chcete povedať, či j</text:span></text:span><text:span text:style-name="CharStyle16"><text:span text:style-name="T2">e</text:span></text:span><text:span text:style-name="CharStyle16"><text:span text:style-name="T6"> nie ženatý? Nie je, ale sa ožení, ak vraj pôjdete zaňho</text:span></text:span><text:span text:style-name="CharStyle16"><text:span text:style-name="T2">.</text:span></text:span></text:p>
        <text:p text:style-name="P7"><text:span text:style-name="CharStyle16"><text:span text:style-name="T2">Č</text:span></text:span><text:span text:style-name="CharStyle16"><text:span text:style-name="T6">ože mu odkážete? pôjdete zaňho?</text:span></text:span><text:span text:style-name="CharStyle16"><text:span text:style-name="T2">“</text:span></text:span></text:p>
        <text:p text:style-name="P7"><text:span text:style-name="CharStyle16"><text:span text:style-name="T6">Zuzka očervenela a začala sa triasť na celom tele.</text:span></text:span></text:p>
        <text:p text:style-name="P7"><text:span text:style-name="CharStyle16"><text:span text:style-name="T6">„Zuzka a nepoznáš ma?“ zavolal zrazu cudzinec.</text:span></text:span></text:p>
        <text:p text:style-name="P7"><text:span text:style-name="CharStyle16"><text:span text:style-name="T6">„J</text:span></text:span><text:span text:style-name="CharStyle16"><text:span text:style-name="T2">o</text:span></text:span><text:span text:style-name="CharStyle16"><text:span text:style-name="T6">žko mô</text:span></text:span><text:span text:style-name="CharStyle16"><text:span text:style-name="T2">j</text:span></text:span><text:span text:style-name="CharStyle16"><text:span text:style-name="T6">!“ vykríkla Zuzka v nasledu­júcom okamihu a plakala na cudzincových prsiach.</text:span></text:span></text:p>
        <text:p text:style-name="P7"><text:span text:style-name="CharStyle16"><text:span text:style-name="T6">Netreba vám ani hovoriť, že cudzinec, ktorý prišiel z Ameriky, je náš Jožko Brdár. Onedlho bola svadba. Po svadbe spytovali sa občania Brdára, čo ho vyhnalo tak ďaleko, až do Ameriky.</text:span></text:span></text:p>
        <text:p text:style-name="P7"><text:span text:style-name="CharStyle16"><text:span text:style-name="T6">„Striga, priatelia moji, ktorá i vás čosi kamsi vyženie z dediny, ak jej nebudete vyhy</text:span></text:span><text:span text:style-name="CharStyle16"><text:span text:style-name="T4">b</text:span></text:span><text:span text:style-name="CharStyle16"><text:span text:style-name="T6">ovať,“ odpovedal Jožko.</text:span></text:span></text:p>
        <text:p text:style-name="P7"><text:span text:style-name="CharStyle16"><text:span text:style-name="T6">„Aká striga, k</text:span></text:span><text:span text:style-name="CharStyle16"><text:span text:style-name="T4">eď</text:span></text:span><text:span text:style-name="CharStyle16"><text:span text:style-name="T6"> už stríg niet?“</text:span></text:span></text:p>
        <text:p text:style-name="P7"><text:span text:style-name="CharStyle16"><text:span text:style-name="T6">„A krčma je čo, ktorá zahubila môjho otca i m</text:span></text:span><text:span text:style-name="CharStyle16"><text:span text:style-name="T2">a</text:span></text:span><text:span text:style-name="CharStyle16"><text:span text:style-name="T6">ť, jedu namiešala do môjho kalicha a i vás neprestajne otravuje?“</text:span></text:span></text:p>
        <text:p text:style-name="P7"><text:span text:style-name="CharStyle16"><text:span text:style-name="T6">Na túto otázku nikto neodpovedal. Kto mlčí, ten svedčí.</text:span></text:span></text:p>
        <text:h text:style-name="P15" text:outline-level="2"><text:span text:style-name="CharStyle31"><text:span text:style-name="T6"/></text:span></text:h>
        <text:h text:style-name="P16" text:outline-level="2"><text:span text:style-name="CharStyle31"><text:span text:style-name="T6"/></text:span></text:h>
        <text:h text:style-name="P16" text:outline-level="2"><text:bookmark-start text:name="bookmark14"/><text:span text:style-name="CharStyle31"><text:span text:style-name="T6">Doviedol </text:span></text:span><text:span text:style-name="CharStyle30"><text:span text:style-name="T6">somára miesto </text:span></text:span><text:span text:style-name="CharStyle30"><text:span text:style-name="T2">k</text:span></text:span><text:span text:style-name="CharStyle30"><text:span text:style-name="T6">ravy.</text:span></text:span><text:bookmark-end text:name="bookmark14"/></text:h>
        <text:p text:style-name="P7"><text:span text:style-name="CharStyle16"><text:span text:style-name="T6"/></text:span></text:p>
        <text:p text:style-name="P17"><text:span text:style-name="CharStyle16"><text:span text:style-name="T6">Ďurko Púpava z Čemeroviec dedil po otcovi niekoľko jutár rolí, dve veľké lúky, pekný kus hory, dva páry volov, dve kravy at</text:span></text:span><text:span text:style-name="CharStyle16"><text:span text:style-name="T9">ď</text:span></text:span><text:span text:style-name="CharStyle16"><text:span text:style-name="T6">. No bolo i pár zlatých na zálohoch. Dnes už nemá ani hory, ani lúk, ani volov, vôbec má už len chalupu, niekoľko dlžobami ob­ťažených brázd a v maštali ušiaka, ale ne­myslite, že zajaca, oj nie, to jeho zviera je väčšie, je to </text:span></text:span><text:span text:style-name="CharStyle16"><text:span text:style-name="T2">—</text:span></text:span><text:span text:style-name="CharStyle16"><text:span text:style-name="T6"> somár.</text:span></text:span></text:p>
        <text:p text:style-name="P8"><text:span text:style-name="CharStyle16"><text:span text:style-name="T6">Vy sa začudujete, ke</text:span></text:span><text:span text:style-name="CharStyle16"><text:span text:style-name="T9">ď</text:span></text:span><text:span text:style-name="CharStyle16"><text:span text:style-name="T6"> vám poviem, že je </text:span></text:span><text:span text:style-name="CharStyle16"><text:span text:style-name="T9">D</text:span></text:span><text:span text:style-name="CharStyle16"><text:span text:style-name="T6">uro Púpava celkom poriadny človek, a predsa natoľko zbiednel. Musím vám vy­zradiť, že on bol v svojej mladosti pracovitý človek, ke</text:span></text:span><text:span text:style-name="CharStyle16"><text:span text:style-name="T9">ď</text:span></text:span><text:span text:style-name="CharStyle16"><text:span text:style-name="T6"> ho smädilo, pil vodu alebo mlie­ko, ale vtedy nebolo v dedine krčmy. Ľu­dia pili mlieko a vodu a mali sa dobre. Ale krčmár v súsednej dedine — volal sa Móric Diamant — mal štyroch synov a všetci</text:span></text:span><text:span text:style-name="CharStyle21"><text:span text:style-name="T6"> </text:span></text:span><text:span text:style-name="CharStyle16"><text:span text:style-name="T6">štyria naučili sa pálenku merať. Nemohli teda na hŕbe zosta</text:span></text:span><text:span text:style-name="CharStyle16"><text:span text:style-name="T2">ť</text:span></text:span><text:span text:style-name="CharStyle16"><text:span text:style-name="T6">, rozbehli sa svetom, to jest, každý vzal za krčah špir</text:span></text:span><text:span text:style-name="CharStyle16"><text:span text:style-name="T2">it</text:span></text:span><text:span text:style-name="CharStyle16"><text:span text:style-name="T6">usu a išiel do blízkych obcí napájať smädných ľudí. Kto by </text:span></text:span><text:soft-page-break/><text:span text:style-name="CharStyle16"><text:span text:style-name="T6">vždy vodu a mlieko pil?</text:span></text:span></text:p>
        <text:p text:style-name="P7"><text:span text:style-name="CharStyle16"><text:span text:style-name="T6">Do Čemeroviec dostal sa Jakub Diamant; najal si hospodu a začal gazdov vábiť. Zprvu ho vysmievali, ale neskôr skoro celé </text:span></text:span><text:span text:style-name="CharStyle16"><text:span text:style-name="T9">Č</text:span></text:span><text:span text:style-name="CharStyle16"><text:span text:style-name="T6">emerovce dostaly čemer od tuhej pálenky </text:span></text:span><text:span text:style-name="CharStyle16"><text:span text:style-name="T2">Ja</text:span></text:span><text:span text:style-name="CharStyle16"><text:span text:style-name="T6">kub</text:span></text:span><text:span text:style-name="CharStyle16"><text:span text:style-name="T2">ove</text:span></text:span><text:span text:style-name="CharStyle16"><text:span text:style-name="T6">j.</text:span></text:span></text:p>
        <text:p text:style-name="P7"><text:span text:style-name="CharStyle16"><text:span text:style-name="T6">Tak sa stalo, že i </text:span></text:span><text:span text:style-name="CharStyle16"><text:span text:style-name="T9">Ď</text:span></text:span><text:span text:style-name="CharStyle16"><text:span text:style-name="T6">uro Púpava častejšie dostával čemer od pálenky a dnes, ke</text:span></text:span><text:span text:style-name="CharStyle16"><text:span text:style-name="T9">ď</text:span></text:span><text:span text:style-name="CharStyle16"><text:span text:style-name="T6"> mu už exekútor poriadne pretrel čemer, odpre­dajúc mu na licitácii posledné prasa, </text:span></text:span><text:span text:style-name="CharStyle16"><text:span text:style-name="T9">v</text:span></text:span><text:span text:style-name="CharStyle16"><text:span text:style-name="T6">rátil sa už ani nie k mlieku, ale len k vode a zase je celkom poriadny človek. Už od roka nepije nič. Je pilný a chcel by si už i stisnúť ten groš, ale to ťažko ide, lebo, ako viete, zárobkov niet a ke</text:span></text:span><text:span text:style-name="CharStyle16"><text:span text:style-name="T9">ď</text:span></text:span><text:span text:style-name="CharStyle16"><text:span text:style-name="T6"> kde-tu n</text:span></text:span><text:span text:style-name="CharStyle16"><text:span text:style-name="T5">a</text:span></text:span><text:span text:style-name="CharStyle16"><text:span text:style-name="T6">jde nejakú prácu, zárobček sotva stačí na splácanie úrokov a na soľ.</text:span></text:span></text:p>
        <text:p text:style-name="P7"><text:span text:style-name="CharStyle16"><text:span text:style-name="T6">Ako hovorím, od roka Púpava neoblizol pálenčiska a žena i deti hoc i cítily nú­dzu, nereptaly na svoju chudobu, lebo ve</text:span></text:span><text:span text:style-name="CharStyle16"><text:span text:style-name="T9">ď</text:span></text:span><text:span text:style-name="CharStyle21"><text:span text:style-name="T6"> </text:span></text:span><text:span text:style-name="CharStyle16"><text:span text:style-name="T6">v</text:span></text:span><text:span text:style-name="CharStyle16"><text:span text:style-name="T5">i</text:span></text:span><text:span text:style-name="CharStyle16"><text:span text:style-name="T6">dely, že </text:span></text:span><text:span text:style-name="CharStyle16"><text:span text:style-name="T9">í</text:span></text:span><text:span text:style-name="CharStyle16"><text:span text:style-name="T2">c</text:span></text:span><text:span text:style-name="CharStyle16"><text:span text:style-name="T6">h otec napravil sa a znovu stará sa o nich. V</text:span></text:span><text:span text:style-name="CharStyle16"><text:span text:style-name="T9">e</text:span></text:span><text:span text:style-name="CharStyle16"><text:span text:style-name="T2">ď</text:span></text:span><text:span text:style-name="CharStyle16"><text:span text:style-name="T6"> keď je pokoj v dome, i chu­doba ľahko sa znáša.</text:span></text:span></text:p>
        <text:p text:style-name="P7"><text:span text:style-name="CharStyle16"><text:span text:style-name="T6">Ale t</text:span></text:span><text:span text:style-name="CharStyle16"><text:span text:style-name="T2">í</text:span></text:span><text:span text:style-name="CharStyle16"><text:span text:style-name="T6"> kamaráti z mokrej štvrti! Hej, keby tí nesvádzali na zlé chodníky! Majú sladké reči, ako med, no a Púpava má mäkké srdce, ako maslo. Toto bolo aj j</text:span></text:span><text:span text:style-name="CharStyle16"><text:span text:style-name="T5">e</text:span></text:span><text:span text:style-name="CharStyle16"><text:span text:style-name="T6">ho nešťastím. Mäkké srdce je na vine, že v maštali stojí chudý somár miesto krav</text:span></text:span><text:span text:style-name="CharStyle16"><text:span text:style-name="T2">y</text:span></text:span><text:span text:style-name="CharStyle16"><text:span text:style-name="T6">.</text:span></text:span></text:p>
        <text:p text:style-name="P7"><text:span text:style-name="CharStyle16"><text:span text:style-name="T6">Stalo sa to takto. Jednoho dňa prišla Púpavka od brata a položila na stôl štyridsať zlatých. Púpava vyvalil oči.</text:span></text:span></text:p>
        <text:p text:style-name="P7"><text:span text:style-name="CharStyle16"><text:span text:style-name="T6">„To mi dal brat výplatok,“ hovorila. „Po­trebujeme živnosť. Pozajtre je v Bystrici trh, chod kravičku kúpiť.“</text:span></text:span></text:p>
        <text:p text:style-name="P7"><text:span text:style-name="CharStyle16"><text:span text:style-name="T6">Púpava vyskočil od radosti a chcel objať ženu. I deti to počuly a hne</text:span></text:span><text:span text:style-name="CharStyle16"><text:span text:style-name="T9">ď</text:span></text:span><text:span text:style-name="CharStyle16"><text:span text:style-name="T6"> išly oznámiť kamarátom, že budú mať kravu.</text:span></text:span></text:p>
        <text:p text:style-name="P7"><text:span text:style-name="CharStyle16"><text:span text:style-name="T6">Púpava na druhý deň vybral sa na trh. Žena ho vyprevádzala a pre Boha prosila, aby sa nedal sviesť kamarátom, aby za­držal sľub, aby nepil pálenky.</text:span></text:span></text:p>
        <text:p text:style-name="P7"><text:span text:style-name="CharStyle16"><text:span text:style-name="T6">„Ve</text:span></text:span><text:span text:style-name="CharStyle16"><text:span text:style-name="T9">ď</text:span></text:span><text:span text:style-name="CharStyle16"><text:span text:style-name="T6"> som jej nemal v ústach </text:span></text:span><text:span text:style-name="CharStyle16"><text:span text:style-name="T9">o</text:span></text:span><text:span text:style-name="CharStyle16"><text:span text:style-name="T6">d roka a teraz by som mal piť?“ hovoril s výčitkou</text:span></text:span><text:span text:style-name="CharStyle21"><text:span text:style-name="T2"> </text:span></text:span><text:span text:style-name="CharStyle16"><text:span text:style-name="T6">Púpava. „Neboj sa, stará moja, už ma naučila bieda </text:span></text:span><text:span text:style-name="CharStyle16"><text:span text:style-name="T2">—</text:span></text:span><text:span text:style-name="CharStyle16"><text:span text:style-name="T6"> nikdy ja neokúsim pálenky, ktorá nás na vnivoč doniesla.“</text:span></text:span></text:p>
        <text:p text:style-name="P7"><text:span text:style-name="CharStyle16"><text:span text:style-name="T6">Púpavka prežehnala muža a vrátila sa spokojná do izby.</text:span></text:span></text:p>
        <text:p text:style-name="P7"><text:span text:style-name="CharStyle16"><text:span text:style-name="T6">Kúpa na trhu v Bystrici podarila sa. P</text:span></text:span><text:span text:style-name="CharStyle16"><text:span text:style-name="T2">ú</text:span></text:span><text:span text:style-name="CharStyle16"><text:span text:style-name="T6">pava kúpil za 35 zlatých kravičku a veselo kráčal s ňou domov. Už dávno nebolo mu tak sladko na duš</text:span></text:span><text:span text:style-name="CharStyle16"><text:span text:style-name="T2">i</text:span></text:span><text:span text:style-name="CharStyle16"><text:span text:style-name="T6">, ako teraz. </text:span></text:span><text:span text:style-name="CharStyle16"><text:span text:style-name="T5">Či</text:span></text:span><text:span text:style-name="CharStyle16"><text:span text:style-name="T6">že budú ma</text:span></text:span><text:span text:style-name="CharStyle16"><text:span text:style-name="T9">ť</text:span></text:span><text:span text:style-name="CharStyle16"><text:span text:style-name="T6"> žena a deti rados</text:span></text:span><text:span text:style-name="CharStyle16"><text:span text:style-name="T5">ť!</text:span></text:span><text:span text:style-name="CharStyle16"><text:span text:style-name="T6"> Po ceste zjedol pa</text:span></text:span><text:span text:style-name="CharStyle16"><text:span text:style-name="T2">­</text:span></text:span><text:span text:style-name="CharStyle16"><text:span text:style-name="T6">gáč, čo mu žena na ces</text:span></text:span><text:span text:style-name="CharStyle16"><text:span text:style-name="T2">t</text:span></text:span><text:span text:style-name="CharStyle16"><text:span text:style-name="T6">u dala a rozmýšľal o tom, ako teraz pomaly zmáhať sa bude. Krava sa otelí, bude mať jalovičku, táto na­rastie a tiež sa otelí, potom starú predá a kúpi si junčeky. </text:span></text:span><text:span text:style-name="CharStyle16"><text:span text:style-name="T5">O</text:span></text:span><text:span text:style-name="CharStyle16"><text:span text:style-name="T6"> dva tri </text:span></text:span><text:soft-page-break/><text:span text:style-name="CharStyle16"><text:span text:style-name="T6">roky dožije sa volov.</text:span></text:span></text:p>
        <text:p text:style-name="P7"><text:span text:style-name="CharStyle16"><text:span text:style-name="T6">V takýchto myšlienkach dohonil vyše Horného Hermanca neznámych gazdov, ktorí tiež hnali statok s trhu. Dali sa do reči hore vrchom.</text:span></text:span></text:p>
        <text:p text:style-name="P7"><text:span text:style-name="CharStyle16"><text:span text:style-name="T6">„Hej, ale je za zima!“</text:span></text:span></text:p>
        <text:p text:style-name="P7"><text:span text:style-name="CharStyle16"><text:span text:style-name="T6">„Až uši horia človeku.“</text:span></text:span></text:p>
        <text:p text:style-name="P7"><text:span text:style-name="CharStyle16"><text:span text:style-name="T6">„A ešte je ďaleko na Bartošku, tam sa sohrejeme v krčme.“</text:span></text:span></text:p>
        <text:p text:style-name="P7"><text:span text:style-name="CharStyle16"><text:span text:style-name="T2">„</text:span></text:span><text:span text:style-name="CharStyle16"><text:span text:style-name="T6">Ja nechodím do krčmy.“</text:span></text:span></text:p>
        <text:p text:style-name="P7"><text:span text:style-name="CharStyle16"><text:span text:style-name="T6">„Nuž a prečo nie?“</text:span></text:span></text:p>
        <text:p text:style-name="P7"><text:span text:style-name="CharStyle16"><text:span text:style-name="T6">Púpava hanbil sa povedať, že premárnil majetok v krčme. Odpovedal le</text:span></text:span><text:span text:style-name="CharStyle16"><text:span text:style-name="T2">n</text:span></text:span><text:span text:style-name="CharStyle16"><text:span text:style-name="T6"> na krátko, že nepije.</text:span></text:span></text:p>
        <text:p text:style-name="P7"><text:span text:style-name="CharStyle16"><text:span text:style-name="T6">Gazdovia dali sa do smiechu a začali Pú­pavu pre</text:span></text:span><text:span text:style-name="CharStyle16"><text:span text:style-name="T2">m</text:span></text:span><text:span text:style-name="CharStyle16"><text:span text:style-name="T6">ŕzať.</text:span></text:span></text:p>
        <text:p text:style-name="P7"><text:span text:style-name="CharStyle16"><text:span text:style-name="T6">„Ve</text:span></text:span><text:span text:style-name="CharStyle16"><text:span text:style-name="T9">ď</text:span></text:span><text:span text:style-name="CharStyle16"><text:span text:style-name="T6"> ke</text:span></text:span><text:span text:style-name="CharStyle16"><text:span text:style-name="T9">ď</text:span></text:span><text:span text:style-name="CharStyle16"><text:span text:style-name="T6"> aj nepijete v lete</text:span></text:span><text:span text:style-name="CharStyle16"><text:span text:style-name="T2">,</text:span></text:span><text:span text:style-name="CharStyle16"><text:span text:style-name="T6"> ale v takejto zime zaslúži ten žalúdok voľačo, čo ho rozo­hreje,“ poznamenal jeden medzi premŕzaním</text:span></text:span><text:span text:style-name="CharStyle16"><text:span text:style-name="T2">.</text:span></text:span></text:p>
        <text:p text:style-name="P7"><text:span text:style-name="CharStyle16"><text:span text:style-name="T6">Ako dochádzali ku krčme na Bartoške, Púpava začal sa klátiť vo svojom predsavzatí. „Veru,“ myslel si, „v takejto zime ne­zaškodilo by niekoľko kvapák do žalúdka.</text:span></text:span><text:span text:style-name="CharStyle16"><text:span text:style-name="T2"> </text:span></text:span><text:span text:style-name="CharStyle16"><text:span text:style-name="T6">Ešte mám aj </text:span></text:span><text:span text:style-name="CharStyle16"><text:span text:style-name="T2">t</text:span></text:span><text:span text:style-name="CharStyle16"><text:span text:style-name="T6">ak kus cesty do </text:span></text:span><text:span text:style-name="CharStyle16"><text:span text:style-name="T2">Č</text:span></text:span><text:span text:style-name="CharStyle16"><text:span text:style-name="T6">emeroviec, zišlo b</text:span></text:span><text:span text:style-name="CharStyle16"><text:span text:style-name="T5">y</text:span></text:span><text:span text:style-name="CharStyle16"><text:span text:style-name="T6"> sa posilniť.“</text:span></text:span></text:p>
        <text:p text:style-name="P7"><text:span text:style-name="CharStyle16"><text:span text:style-name="T6">Mrkalo, ke</text:span></text:span><text:span text:style-name="CharStyle16"><text:span text:style-name="T9">ď</text:span></text:span><text:span text:style-name="CharStyle16"><text:span text:style-name="T6"> prišli ku krčme.</text:span></text:span></text:p>
        <text:p text:style-name="P7"><text:span text:style-name="CharStyle16"><text:span text:style-name="T6">„A vy, svätý človek, nejdete dnu?“ spy­tovali sa gazdovia Púpavu. Ale Púpava už bol zmäknutý, ako maslo a uväzoval už kravičku na st</text:span></text:span><text:span text:style-name="CharStyle16"><text:span text:style-name="T2">ĺ</text:span></text:span><text:span text:style-name="CharStyle16"><text:span text:style-name="T6">p pod kôlňou.</text:span></text:span></text:p>
        <text:p text:style-name="P7"><text:span text:style-name="CharStyle16"><text:span text:style-name="T6">Vošli všetci. Neznámy gazdovia dali si naliať liter, Púpava dva deci. V lačnom žalúdku počala pálenka pracovať. „Ach, ako</text:span></text:span><text:span text:style-name="CharStyle21"><text:span text:style-name="T6"> </text:span></text:span><text:span text:style-name="CharStyle16"><text:span text:style-name="T6">hreje!</text:span></text:span><text:span text:style-name="CharStyle16"><text:span text:style-name="T2">“</text:span></text:span><text:span text:style-name="CharStyle16"><text:span text:style-name="T6"> myslel si Púpava. „Ale to u</text:span></text:span><text:span text:style-name="CharStyle16"><text:span text:style-name="T5">ž</text:span></text:span><text:span text:style-name="CharStyle16"><text:span text:style-name="T6"> bude dosť, len si posedím, kým sa tí pohnú.“ Ale neboráka v tej izbe tak rozohriala čertova medicína, že skoro nepovedome ukázal na fľašku, aby krčmár ešte nalial. Vylial do seba i druhé dva deci. Opanovala ho akási sladkosť, bol by chcel každého objímať. A neznámi gazdovia cítili sa tiež dobre, lebo ponúkli Púpavu skleničkou. Vypil a nalial ďalej. Ale m</text:span></text:span><text:span text:style-name="CharStyle16"><text:span text:style-name="T2">ó</text:span></text:span><text:span text:style-name="CharStyle16"><text:span text:style-name="T6">res je móres, ke</text:span></text:span><text:span text:style-name="CharStyle16"><text:span text:style-name="T2">ď</text:span></text:span><text:span text:style-name="CharStyle16"><text:span text:style-name="T6"> bola fľaša prázdna, rozkázal i on liter. Kto vie, koľký to už bol liter, keď mu odkvicla hlava na stôl: Púpava zaspal.</text:span></text:span></text:p>
        <text:p text:style-name="P7"><text:span text:style-name="CharStyle16"><text:span text:style-name="T6">Asi o štvrť hodiny zobudí ho krčmár; „</text:span></text:span><text:span text:style-name="CharStyle16"><text:span text:style-name="T9">H</text:span></text:span><text:span text:style-name="CharStyle16"><text:span text:style-name="T6">ej, tam von mrzne, choďte si dať aspoň kravu do maštale. Vaši kamaráti vás už odišli.“</text:span></text:span></text:p>
        <text:p text:style-name="P7"><text:span text:style-name="CharStyle16"><text:span text:style-name="T6">„Nech odišli, ja idem domov,“ zamrmlal Púpava, keď sa poobzeral, kde je.</text:span></text:span></text:p>
        <text:p text:style-name="P7"><text:span text:style-name="CharStyle16"><text:span text:style-name="T6">„Nechoďte v takej tme, veď ste i tak opilý, môže sa vám dačo stať,“ odhováral ho krčmár.</text:span></text:span></text:p>
        <text:p text:style-name="P7"><text:span text:style-name="CharStyle16"><text:span text:style-name="T6">„A čo mi rozkazuješ? Ja idem, žena ma čaká. Čo som dlžen?“</text:span></text:span></text:p>
        <text:p text:style-name="P7"><text:soft-page-break/><text:span text:style-name="CharStyle16"><text:span text:style-name="T6">„Už vaši kamaráti zaplatili.“</text:span></text:span></text:p>
        <text:p text:style-name="P7"><text:span text:style-name="CharStyle16"><text:span text:style-name="T6">Púpava vytackal sa von. Pod </text:span></text:span><text:span text:style-name="CharStyle16"><text:span text:style-name="T9">kôľnou na</text:span></text:span><text:span text:style-name="CharStyle16"><text:span text:style-name="T6">hmatal kravu, odviazal ju a vyšiel</text:span></text:span><text:span text:style-name="CharStyle16"><text:span text:style-name="T2"> </text:span></text:span><text:span text:style-name="CharStyle16"><text:span text:style-name="T5">na</text:span></text:span><text:span text:style-name="CharStyle16"><text:span text:style-name="T6"> cestu</text:span></text:span><text:span text:style-name="CharStyle16"><text:span text:style-name="T2">.</text:span></text:span></text:p>
        <text:p text:style-name="P7"><text:span text:style-name="CharStyle16"><text:span text:style-name="T6">„</text:span></text:span><text:span text:style-name="CharStyle16"><text:span text:style-name="T2">H</text:span></text:span><text:span text:style-name="CharStyle16"><text:span text:style-name="T6">m, to by bolo, tu nocova</text:span></text:span><text:span text:style-name="CharStyle16"><text:span text:style-name="T5">ť</text:span></text:span><text:span text:style-name="CharStyle16"><text:span text:style-name="T6">. Čo by žena povedala? Aký mudrc!</text:span></text:span><text:span text:style-name="CharStyle16"><text:span text:style-name="T2">“</text:span></text:span><text:span text:style-name="CharStyle16"><text:span text:style-name="T6"> šomral si, ťahajúc svoje hovädo. „Deti chcú mlieko a už ráno budú ho ma</text:span></text:span><text:span text:style-name="CharStyle16"><text:span text:style-name="T9">ť</text:span></text:span><text:span text:style-name="CharStyle16"><text:span text:style-name="T6">. Mudrc, chce, abych tu nocoval. Hohó, </text:span></text:span><text:span text:style-name="CharStyle16"><text:span text:style-name="T9">Ž</text:span></text:span><text:span text:style-name="CharStyle16"><text:span text:style-name="T6">ide, to tak nejd</text:span></text:span><text:span text:style-name="CharStyle16"><text:span text:style-name="T2">e</text:span></text:span><text:span text:style-name="CharStyle16"><text:span text:style-name="T6">! A žena — jój, tá bude rada. Dobrá kúpa, lacná kúpa. Len veselo, R</text:span></text:span><text:span text:style-name="CharStyle16"><text:span text:style-name="T2">ys</text:span></text:span><text:span text:style-name="CharStyle16"><text:span text:style-name="T6">u</text:span></text:span><text:span text:style-name="CharStyle16"><text:span text:style-name="T2">ľk</text:span></text:span><text:span text:style-name="CharStyle16"><text:span text:style-name="T6">a moja. Oj, dobre ti bude u mň</text:span></text:span><text:span text:style-name="CharStyle16"><text:span text:style-name="T2">a</text:span></text:span><text:span text:style-name="CharStyle16"><text:span text:style-name="T6">!“</text:span></text:span></text:p>
        <text:p text:style-name="P7"><text:span text:style-name="CharStyle16"><text:span text:style-name="T6">Za hodinu bol v Čemerovciach, ale ešte nevytrezvel. Len tak ako iskra preletelo mu hlavou, že žena hneva</text:span></text:span><text:span text:style-name="CharStyle16"><text:span text:style-name="T5">ť</text:span></text:span><text:span text:style-name="CharStyle16"><text:span text:style-name="T6"> sa bude, ke</text:span></text:span><text:span text:style-name="CharStyle16"><text:span text:style-name="T9">ď</text:span></text:span><text:span text:style-name="CharStyle16"><text:span text:style-name="T6"> nepríde triezvy domov. „Ale,“ myslel si, „dobrá kúpa všetko zahojí. Ale je akási menšia táto Rysu</text:span></text:span><text:span text:style-name="CharStyle16"><text:span text:style-name="T2">ľ</text:span></text:span><text:span text:style-name="CharStyle16"><text:span text:style-name="T6">ka, ako bola. No, to sa mi len tak zdá v noci.“</text:span></text:span></text:p>
        <text:p text:style-name="P7"><text:span text:style-name="CharStyle16"><text:span text:style-name="T6">Už je doma. Otvoril maštaľ a uväzuje kravu. Búcha na dvere. Púpavka otvorila.</text:span></text:span></text:p>
        <text:p text:style-name="P7"><text:span text:style-name="CharStyle16"><text:span text:style-name="T6">„Kúpil si?“</text:span></text:span></text:p>
        <text:p text:style-name="P7"><text:span text:style-name="CharStyle16"><text:span text:style-name="T6">„Kúpil.“</text:span></text:span></text:p>
        <text:p text:style-name="P7"><text:span text:style-name="CharStyle16"><text:span text:style-name="T6">Púpavka vrátila sa pre lampáš a o chví</text:span></text:span><text:span text:style-name="CharStyle16"><text:span text:style-name="T2">ľ</text:span></text:span><text:span text:style-name="CharStyle16"><text:span text:style-name="T6">u oba otvárajú maštaľ.</text:span></text:span></text:p>
        <text:p text:style-name="P7"><text:span text:style-name="CharStyle16"><text:span text:style-name="T2">„</text:span></text:span><text:span text:style-name="CharStyle16"><text:span text:style-name="T6">Pre Boha, ve</text:span></text:span><text:span text:style-name="CharStyle16"><text:span text:style-name="T9">ď</text:span></text:span><text:span text:style-name="CharStyle16"><text:span text:style-name="T6"> je to — somár!“ vykríkla Púpavka. On podišiel k hlave a chytá somára za uši, či sú to nie rohy. Začal odrazu vytrezvieva</text:span></text:span><text:span text:style-name="CharStyle16"><text:span text:style-name="T9">ť</text:span></text:span><text:span text:style-name="CharStyle16"><text:span text:style-name="T6">.</text:span></text:span></text:p>
        <text:p text:style-name="P7"><text:span text:style-name="CharStyle16"><text:span text:style-name="T2">„</text:span></text:span><text:span text:style-name="CharStyle16"><text:span text:style-name="T6">Ale krava to musí byť, ve</text:span></text:span><text:span text:style-name="CharStyle16"><text:span text:style-name="T9">ď</text:span></text:span><text:span text:style-name="CharStyle16"><text:span text:style-name="T6"> viem, čo som kúpil. Len teraz, ke</text:span></text:span><text:span text:style-name="CharStyle16"><text:span text:style-name="T9">ď</text:span></text:span><text:span text:style-name="CharStyle16"><text:span text:style-name="T6"> som ju uväzoval, mala rohy. Nože sa lepšie prizri!“</text:span></text:span></text:p>
        <text:p text:style-name="P7"><text:span text:style-name="CharStyle16"><text:span text:style-name="T6">Ale Púpavka nemusela sa prizerať, ho­viadko samo vysvetlilo, čo je, vydajúc zo seba známy hlas: „i—á!“</text:span></text:span></text:p>
        <text:p text:style-name="P7"><text:span text:style-name="CharStyle16"><text:span text:style-name="T6">Ďalej mám rozprávať, čo sa robilo? Načo! Neznámi gazdovia v krčme na Bartoške, a Boh vie, čo vlastne boli, vidiac opitého Púp</text:span></text:span><text:span text:style-name="CharStyle16"><text:span text:style-name="T5">a</text:span></text:span><text:span text:style-name="CharStyle16"><text:span text:style-name="T6">vu, pojali sebou kravu a na st</text:span></text:span><text:span text:style-name="CharStyle16"><text:span text:style-name="T2">ĺ</text:span></text:span><text:span text:style-name="CharStyle16"><text:span text:style-name="T6">p priviazali somára, ktorý je sotva piatku hoden. </text:span></text:span><text:span text:style-name="CharStyle16"><text:span text:style-name="T2">Ž</text:span></text:span><text:span text:style-name="CharStyle16"><text:span text:style-name="T6">andári ich hľadajú, ale akiste márne, lebo nikto nevie, odkiaľ sú.</text:span></text:span></text:p>
        <text:p text:style-name="P5"><text:span text:style-name="CharStyle16"><text:span text:style-name="T6">Púpava sa zaprisahal, že už nikdy nebude piť. Zase je poriadny, pilný človek a je nádej, že takým zostane navždy. Ale nech sa nikto nečuduje, že obdržal nové priezvisko; </text:span></text:span><text:span text:style-name="CharStyle16"><text:span text:style-name="T9">teraz ho </text:span></text:span><text:span text:style-name="CharStyle16"><text:span text:style-name="T6">už volajú </text:span></text:span><text:span text:style-name="CharStyle16"><text:span text:style-name="T9">Ď</text:span></text:span><text:span text:style-name="CharStyle16"><text:span text:style-name="T6">uro Púpava — Somár. </text:span></text:span><text:span text:style-name="CharStyle16"><text:span text:style-name="T9">A to meno </text:span></text:span><text:span text:style-name="CharStyle16"><text:span text:style-name="T6">zosta</text:span></text:span><text:span text:style-name="CharStyle16"><text:span text:style-name="T9">n</text:span></text:span><text:span text:style-name="CharStyle16"><text:span text:style-name="T6">e i jeho detným deťom — p</text:span></text:span><text:span text:style-name="CharStyle16"><text:span text:style-name="T9">ríde i do</text:span></text:span><text:span text:style-name="CharStyle16"><text:span text:style-name="T6"> pozemnej knihy.</text:span></text:span></text:p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icrosoft Sans Serif" svg:font-family="'Microsoft Sans Serif'"/>
    <style:font-face style:name="Arial" svg:font-family="Arial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text-autospace="ideograph-alpha" style:punctuation-wrap="hanging" style:line-break="strict" style:writing-mode="page">
        <style:background-image/>
      </style:paragraph-properties>
      <style:text-properties fo:color="#000000" style:text-position="0% 100%" style:font-name="Microsoft Sans Serif" fo:font-size="12pt" fo:letter-spacing="normal" fo:language="sk" fo:country="SK" style:font-name-asian="Microsoft Sans Serif" style:font-size-asian="12pt" style:language-asian="sk" style:country-asian="SK" style:font-name-complex="Microsoft Sans Serif" style:font-size-complex="12pt" style:language-complex="sk" style:country-complex="SK" style:text-scale="100%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Záhlavie_20__23_1" style:display-name="Záhlavie #1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5" style:display-name="Záhlavie #5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_20__28_2_29_" style:display-name="Základný text (2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4" style:display-name="Záhlavie #4" style:family="paragraph" style:list-style-name="" style:master-page-name="">
      <loext:graphic-properties draw:fill="none" draw:fill-color="#729fcf"/>
      <style:paragraph-properties style:page-number="auto" fo:background-color="transparent"/>
    </style:style>
    <style:style style:name="Základný_20_text_20__28_3_29_" style:display-name="Základný text (3)" style:family="paragraph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hlavie_20__23_3" style:display-name="Záhlavie #3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Základný_20_text" style:display-name="Základný text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Hlavička_20_alebo_20_päta_20__28_2_29_" style:display-name="Hlavička alebo päta (2)" style:family="paragraph" style:master-page-name="">
      <loext:graphic-properties draw:fill="none" draw:fill-color="#729fcf"/>
      <style:paragraph-properties style:page-number="auto" fo:background-color="transparent"/>
    </style:style>
    <style:style style:name="Hlavička_20_alebo_20_päta" style:display-name="Hlavička alebo päta" style:family="paragraph" style:master-page-name="">
      <loext:graphic-properties draw:fill="none" draw:fill-color="#729fcf"/>
      <style:paragraph-properties style:page-number="auto" fo:background-color="transparent"/>
    </style:style>
    <style:style style:name="Záhlavie_20__23_6" style:display-name="Záhlavie #6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Iné" style:family="paragraph" style:master-page-name="">
      <loext:graphic-properties draw:fill="none" draw:fill-color="#729fcf"/>
      <style:paragraph-properties fo:margin-left="0cm" fo:margin-right="0cm" fo:text-indent="0.706cm" style:auto-text-indent="false" style:page-number="auto" fo:background-color="transparent"/>
    </style:style>
    <style:style style:name="Záhlavie_20__23_2" style:display-name="Záhlavie #2" style:family="paragraph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FontStyle" style:family="text">
      <style:text-properties fo:color="#000000" style:text-position="0% 100%" style:font-name="Microsoft Sans Serif" fo:font-family="'Microsoft Sans Serif'" fo:font-size="12pt" fo:letter-spacing="normal" fo:language="sk" fo:country="SK" style:font-name-asian="Microsoft Sans Serif" style:font-family-asian="'Microsoft Sans Serif'" style:font-size-asian="12pt" style:language-asian="sk" style:country-asian="SK" style:font-name-complex="Microsoft Sans Serif" style:font-family-complex="'Microsoft Sans Serif'" style:font-size-complex="12pt" style:language-complex="sk" style:country-complex="SK" style:text-scale="100%"/>
    </style:style>
    <style:style style:name="Hyperlink" style:family="text" style:parent-style-name="DefaultFontStyle">
      <style:text-properties fo:color="#0066cc" style:text-underline-style="solid" style:text-underline-width="auto" style:text-underline-color="font-color"/>
    </style:style>
    <style:style style:name="CharStyle4" style:family="text" style:parent-style-name="DefaultFontStyle"/>
    <style:style style:name="CharStyle6" style:family="text" style:parent-style-name="DefaultFontStyle"/>
    <style:style style:name="CharStyle8" style:family="text" style:parent-style-name="DefaultFontStyle"/>
    <style:style style:name="CharStyle10" style:family="text" style:parent-style-name="DefaultFontStyle"/>
    <style:style style:name="CharStyle12" style:family="text" style:parent-style-name="DefaultFontStyle"/>
    <style:style style:name="CharStyle14" style:family="text" style:parent-style-name="DefaultFontStyle"/>
    <style:style style:name="CharStyle16" style:family="text" style:parent-style-name="DefaultFontStyle"/>
    <style:style style:name="CharStyle18" style:family="text" style:parent-style-name="DefaultFontStyle"/>
    <style:style style:name="CharStyle19" style:family="text" style:parent-style-name="CharStyle18">
      <style:text-properties fo:color="#000000" fo:language="sk" fo:country="SK" style:language-asian="sk" style:country-asian="SK" style:language-complex="sk" style:country-complex="SK"/>
    </style:style>
    <style:style style:name="CharStyle21" style:family="text" style:parent-style-name="DefaultFontStyle"/>
    <style:style style:name="CharStyle23" style:family="text" style:parent-style-name="DefaultFontStyle"/>
    <style:style style:name="CharStyle24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CharStyle26" style:family="text" style:parent-style-name="DefaultFontStyle"/>
    <style:style style:name="CharStyle27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28" style:family="text" style:parent-style-name="CharStyle26">
      <style:text-properties fo:color="#000000" fo:language="sk" fo:country="SK" style:language-asian="sk" style:country-asian="SK" style:language-complex="sk" style:country-complex="SK"/>
    </style:style>
    <style:style style:name="CharStyle30" style:family="text" style:parent-style-name="DefaultFontStyle"/>
    <style:style style:name="CharStyle31" style:family="text" style:parent-style-name="CharStyle30">
      <style:text-properties fo:color="#000000" fo:language="sk" fo:country="SK" style:language-asian="sk" style:country-asian="SK" style:language-complex="sk" style:country-complex="SK"/>
    </style:style>
    <style:style style:name="CharStyle32" style:family="text" style:parent-style-name="CharStyle16">
      <style:text-properties fo:color="#000000" fo:language="sk" fo:country="SK" style:language-asian="sk" style:country-asian="SK" style:language-complex="sk" style:country-complex="SK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/>
      <style:text-properties fo:font-size="1pt" style:font-size-asian="1pt" style:font-size-complex="1pt"/>
    </style:style>
    <style:style style:name="MP2" style:family="paragraph" style:parent-style-name="Footer" style:master-page-name="">
      <style:paragraph-properties style:page-number="auto"/>
      <style:text-properties fo:font-size="1pt" style:font-size-asian="1pt" style:font-size-complex="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704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35cm" fo:margin-left="0cm" fo:margin-right="0cm" fo:margin-bottom="0cm"/>
      </style:header-style>
      <style:footer-style>
        <style:header-footer-properties fo:min-height="0.635cm" fo:margin-left="0cm" fo:margin-right="0cm" fo:margin-top="0.635cm"/>
      </style:footer-style>
    </style:page-layout>
  </office:automatic-styles>
  <office:master-styles>
    <style:master-page style:name="Standard" style:page-layout-name="Mpm1"/>
    <style:master-page style:name="PageStyle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/>
    <dc:subject/>
    <meta:initial-creator/>
    <meta:keyword/>
    <dc:date>2023-12-05T10:45:47.102000000</dc:date>
    <meta:editing-duration>PT14M23S</meta:editing-duration>
    <meta:editing-cycles>2</meta:editing-cycles>
    <meta:generator>LibreOffice/6.3.1.2$Windows_x86 LibreOffice_project/b79626edf0065ac373bd1df5c28bd630b4424273</meta:generator>
    <meta:document-statistic meta:table-count="0" meta:image-count="0" meta:object-count="0" meta:page-count="8" meta:paragraph-count="99" meta:word-count="2780" meta:character-count="15872" meta:non-whitespace-character-count="13179"/>
  </office:meta>
</office:document-meta>
</file>